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030d"/>
    </style:style>
    <style:style style:name="P2" style:family="paragraph" style:parent-style-name="Heading_20_2">
      <style:text-properties officeooo:paragraph-rsid="0008030d"/>
    </style:style>
    <style:style style:name="P3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4" style:family="paragraph" style:parent-style-name="Text_20_body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officeooo:paragraph-rsid="0008030d" loext:padding="0cm" loext:border="none"/>
    </style:style>
    <style:style style:name="P6" style:family="paragraph" style:parent-style-name="Text_20_body">
      <style:text-properties style:text-underline-style="solid" style:text-underline-width="auto" style:text-underline-color="font-color" officeooo:paragraph-rsid="0008030d" loext:padding="0cm" loext:border="none"/>
    </style:style>
    <style:style style:name="P7" style:family="paragraph" style:parent-style-name="Text_20_body">
      <style:text-properties style:text-underline-style="solid" style:text-underline-width="auto" style:text-underline-color="font-color" officeooo:paragraph-rsid="0008030d"/>
    </style:style>
    <style:style style:name="T1" style:family="text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1. Objectifs du site web : </text:h>
      <text:p text:style-name="P5">Quels sont les objectifs principaux du site web ?</text:p>
      <text:p text:style-name="P5">Quelle est la finalité du site web (informative, e-commerce, promotionnelle, etc.) ?</text:p>
      <text:p text:style-name="P6">Quelles sont les fonctionnalités clés requises pour le site web ?</text:p>
      <text:h text:style-name="P2" text:outline-level="2">2. Public cible : </text:h>
      <text:p text:style-name="P5">Qui sont les utilisateurs cibles du site web ?</text:p>
      <text:p text:style-name="P5">Quels sont les besoins et les attentes de ces utilisateurs ?</text:p>
      <text:p text:style-name="P7"><text:span text:style-name="T1">Quels sont les langues et les régions spécifiques à prendre en compte ?</text:span></text:p>
      <text:h text:style-name="P2" text:outline-level="2">3. Structure et conception du site web : </text:h>
      <text:p text:style-name="P5">Quelle est la structure globale du site web (nombre de pages, catégories, etc.) ?</text:p>
      <text:p text:style-name="P5">Quel est le style et l'identité visuelle souhaités pour le site web ?</text:p>
      <text:p text:style-name="P7"><text:span text:style-name="T1">Y a-t-il des exemples de sites web existants qui servent de référence pour la conception ?</text:span></text:p>
      <text:h text:style-name="P2" text:outline-level="2">4. Contenu du site web : </text:h>
      <text:p text:style-name="P5">Quel type de contenu sera présent sur le site web (texte, images, vidéos, etc.) ?</text:p>
      <text:p text:style-name="P5">Qui sera responsable de la création et de la mise à jour du contenu ?</text:p>
      <text:p text:style-name="P7"><text:span text:style-name="T1">Y a-t-il des exigences spécifiques en matière de gestion de contenu (CMS) ?</text:span></text:p>
      <text:h text:style-name="P2" text:outline-level="2">5. Fonctionnalités techniques : </text:h>
      <text:p text:style-name="P5">Quelles fonctionnalités spécifiques sont nécessaires (formulaires de contact, système de recherche, intégration avec les réseaux sociaux, etc.) ?</text:p>
      <text:p text:style-name="P5">Y a-t-il des intégrations tierces requises (système de paiement, outils d'analyse, etc.) ?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4T18:11:06.756000000</meta:creation-date>
    <dc:date>2023-05-24T18:11:56.837000000</dc:date>
    <meta:editing-duration>PT50S</meta:editing-duration>
    <meta:editing-cycles>1</meta:editing-cycles>
    <meta:document-statistic meta:table-count="0" meta:image-count="0" meta:object-count="0" meta:page-count="1" meta:paragraph-count="19" meta:word-count="210" meta:character-count="1218" meta:non-whitespace-character-count="1022"/>
    <meta:generator>LibreOffice/7.5.3.2$Windows_X86_64 LibreOffice_project/9f56dff12ba03b9acd7730a5a481eea045e468f3</meta:generator>
  </office:meta>
</office:document-meta>
</file>